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LMRoman10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draw:layer="layout" svg:width="7.62cm" svg:height="10.792cm" svg:x="6.715cm" svg:y="4.81cm">
          <text:p text:style-name="P1"><text:span text:style-name="T1">TrainingStrategy</text:span></text:p>
          <text:p text:style-name="P1"><text:span text:style-name="T2"/></text:p>
          <text:p text:style-name="P1"><text:span text:style-name="T2">performance_functional_pointer</text:span></text:p>
          <text:p text:style-name="P1"><text:span text:style-name="T2"/></text:p>
          <text:p text:style-name="P1"><text:span text:style-name="T2">initialization_type</text:span></text:p>
          <text:p text:style-name="P1"><text:span text:style-name="T2">main_type</text:span></text:p>
          <text:p text:style-name="P1"><text:span text:style-name="T2">refinement_type</text:span></text:p>
          <text:p text:style-name="P1"><text:span text:style-name="T2"/></text:p>
          <text:p text:style-name="P1"><text:span text:style-name="T2">random_search_pointer</text:span></text:p>
          <text:p text:style-name="P1"><text:span text:style-name="T2">evolutionary_algorithm_pointer</text:span></text:p>
          <text:p text:style-name="P1"><text:span text:style-name="T2">gradient_descent_pointer</text:span></text:p>
          <text:p text:style-name="P1"><text:span text:style-name="T2">conjugate_gradient_pointer</text:span></text:p>
          <text:p text:style-name="P1"><text:span text:style-name="T2">quasi_Newton_method_pointer</text:span></text:p>
          <text:p text:style-name="P1"><text:span text:style-name="T2">Levenberg_Marquardt_algorithm_pointer</text:span></text:p>
          <text:p text:style-name="P1"><text:span text:style-name="T2">Newton_method_pointer</text:span></text:p>
          <text:p text:style-name="P1"><text:span text:style-name="T2"/></text:p>
          <text:p text:style-name="P1"><text:span text:style-name="T2">calculate_fixed_training_rate</text:span></text:p>
          <text:p text:style-name="P1"><text:span text:style-name="T2">calculate_golden_section_training_rate</text:span></text:p>
          <text:p text:style-name="P1"><text:span text:style-name="T2">calculate_Brent_training_rate</text:span></text:p>
          <text:p text:style-name="P1"><text:span text:style-name="T2"/></text:p>
          <text:p text:style-name="P1"><text:span text:style-name="T2">perform_training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line draw:style-name="gr1" draw:text-style-name="P3" draw:layer="layout" svg:x1="6.715cm" svg:y1="5.88cm" svg:x2="14.335cm" svg:y2="5.88cm">
          <text:p/>
        </draw:line>
        <draw:line draw:style-name="gr1" draw:text-style-name="P3" draw:layer="layout" svg:x1="6.715cm" svg:y1="14.67cm" svg:x2="14.335cm" svg:y2="14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/4.0.0$Win32 OpenOffice.org_project/400m3$Build-9702</meta:generator>
    <dc:date>2014-02-18T13:24:07.54</dc:date>
    <meta:editing-duration>PT5H17M59S</meta:editing-duration>
    <meta:editing-cycles>19</meta:editing-cycles>
    <meta:document-statistic meta:object-count="3"/>
  </office:meta>
</office:document-meta>
</file>